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100000053D8E08D4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ae_Cortoba" svg:font-family="ae_Cortoba" style:font-adornments="Regular" style:font-pitch="variable"/>
    <style:font-face style:name="DejaVu Sans" svg:font-family="'DejaVu Sans'" style:font-family-generic="system" style:font-pitch="variable"/>
  </office:font-face-decls>
  <office:automatic-styles>
    <style:style style:name="priorities" style:family="table">
      <style:table-properties style:width="16.514cm" fo:margin-left="0.268cm" fo:margin-right="0.217cm" table:align="margins"/>
    </style:style>
    <style:style style:name="priorities.A" style:family="table-column">
      <style:table-column-properties style:column-width="9.043cm" style:rel-column-width="5127*"/>
    </style:style>
    <style:style style:name="priorities.B" style:family="table-column">
      <style:table-column-properties style:column-width="1.755cm" style:rel-column-width="995*"/>
    </style:style>
    <style:style style:name="priorities.C" style:family="table-column">
      <style:table-column-properties style:column-width="2.291cm" style:rel-column-width="1299*"/>
    </style:style>
    <style:style style:name="priorities.D" style:family="table-column">
      <style:table-column-properties style:column-width="1.748cm" style:rel-column-width="991*"/>
    </style:style>
    <style:style style:name="priorities.E" style:family="table-column">
      <style:table-column-properties style:column-width="1.651cm" style:rel-column-width="936*"/>
    </style:style>
    <style:style style:name="priori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iorities.E1" style:family="table-cell">
      <style:table-cell-properties fo:padding="0.097cm" fo:border="0.002cm solid #000000"/>
    </style:style>
    <style:style style:name="priorities.A2" style:family="table-cell">
      <style:table-cell-properties fo:padding="0.097cm" fo:border-left="0.002cm solid #000000" fo:border-right="none" fo:border-top="none" fo:border-bottom="0.002cm solid #000000"/>
    </style:style>
    <style:style style:name="prioritie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HPreport-code">
      <style:paragraph-properties fo:margin-left="0.494cm" fo:margin-right="0.517cm" fo:text-indent="0.425cm" style:auto-text-indent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5pt" style:font-size-asian="4.34999990463257pt" style:font-size-complex="5pt"/>
    </style:style>
    <style:style style:name="P5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HPreport-paragraph">This document is about process install. More info about Phperport is into its website: <text:a xlink:type="simple" xlink:href="http://community.igalia.com/twiki/bin/view/PhpReport/">http://community.igalia.com/twiki/bin/view/PhpReport/</text:a></text:p>
      <text:h text:style-name="PHPreport-title" text:outline-level="2">Download, build and install Phpreport package from cvs </text:h>
      <text:p text:style-name="PHPreport-paragraph">With recipe below you can download phpreport code, build it and start install process. Once process start, you will be answer about some aspects configuration with Dialog menu.</text:p>
      <text:p text:style-name="P2">cvs -d :pserver:anonymous@cvs.igalia.com:/var/publiccvs export -r PHPREPORT_1_5 phpreport</text:p>
      <text:p text:style-name="P2">mv phpreport phpreport-1.5</text:p>
      <text:p text:style-name="P2">cd phpreport-1.5</text:p>
      <text:p text:style-name="P2">dpkg-buildpackage -rfakeroot -us -uc</text:p>
      <text:p text:style-name="P2">cd ..</text:p>
      <text:p text:style-name="P2">sudo dpkg -i phpreport_1.5_i386.deb</text:p>
      <text:h text:style-name="PHPreport-title" text:outline-level="2">Reconfigure Phpreport package</text:h>
      <text:p text:style-name="PHPreport-paragraph">If you want control install process you can tip into shell</text:p>
      <text:p text:style-name="PHPreport-code">sudo dpkg-reconfigure -p <text:span text:style-name="Emphasis">your_priority_favourite_level</text:span> phpreport</text:p>
      <text:p text:style-name="PHPreport-paragraph">Your_priority_favourite_level = {low | medium | high | critical}</text:p>
      <text:p text:style-name="PHPreport-paragraph">Code above start reconfigure process with priority what you want. Different priorities show different cuestions into Dialog menu as goes into table below:</text:p>
      <table:table table:name="priorities" table:style-name="priorities">
        <table:table-column table:style-name="priorities.A"/>
        <table:table-column table:style-name="priorities.B"/>
        <table:table-column table:style-name="priorities.C"/>
        <table:table-column table:style-name="priorities.D"/>
        <table:table-column table:style-name="priorities.E"/>
        <table:table-row>
          <table:table-cell table:style-name="priorities.A1" office:value-type="string">
            <text:p text:style-name="P7">Priority</text:p>
          </table:table-cell>
          <table:table-cell table:style-name="priorities.A1" office:value-type="string">
            <text:p text:style-name="P6">Low</text:p>
          </table:table-cell>
          <table:table-cell table:style-name="priorities.A1" office:value-type="string">
            <text:p text:style-name="P6">Medium</text:p>
          </table:table-cell>
          <table:table-cell table:style-name="priorities.A1" office:value-type="string">
            <text:p text:style-name="P6">High</text:p>
          </table:table-cell>
          <table:table-cell table:style-name="priorities.E1" office:value-type="string">
            <text:p text:style-name="P6">Critical</text:p>
          </table:table-cell>
        </table:table-row>
        <table:table-row>
          <table:table-cell table:style-name="priorities.A2" office:value-type="string">
            <text:p text:style-name="P5">Conection method (socket unix, tcp/ip, tcp/ip +ssl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-</text:p>
          </table:table-cell>
          <table:table-cell table:style-name="priorities.A2" office:value-type="string">
            <text:p text:style-name="P8">-</text:p>
          </table:table-cell>
          <table:table-cell table:style-name="priorities.E2" office:value-type="string">
            <text:p text:style-name="P8">-</text:p>
          </table:table-cell>
        </table:table-row>
        <table:table-row>
          <table:table-cell table:style-name="priorities.A2" office:value-type="string">
            <text:p text:style-name="P5">Admin Autentication Method (ident/password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-</text:p>
          </table:table-cell>
          <table:table-cell table:style-name="priorities.A2" office:value-type="string">
            <text:p text:style-name="P8">-</text:p>
          </table:table-cell>
          <table:table-cell table:style-name="priorities.E2" office:value-type="string">
            <text:p text:style-name="P8">-</text:p>
          </table:table-cell>
        </table:table-row>
        <table:table-row>
          <table:table-cell table:style-name="priorities.A2" office:value-type="string">
            <text:p text:style-name="P5">User Autentication Method (ident/password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-</text:p>
          </table:table-cell>
          <table:table-cell table:style-name="priorities.E2" office:value-type="string">
            <text:p text:style-name="P8">-</text:p>
          </table:table-cell>
        </table:table-row>
        <table:table-row>
          <table:table-cell table:style-name="priorities.A2" office:value-type="string">
            <text:p text:style-name="P5">Database Admin Name (for postgres database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-</text:p>
          </table:table-cell>
          <table:table-cell table:style-name="priorities.A2" office:value-type="string">
            <text:p text:style-name="P8">-</text:p>
          </table:table-cell>
          <table:table-cell table:style-name="priorities.E2" office:value-type="string">
            <text:p text:style-name="P8">-</text:p>
          </table:table-cell>
        </table:table-row>
        <table:table-row>
          <table:table-cell table:style-name="priorities.A2" office:value-type="string">
            <text:p text:style-name="P5">Database User Name (for your package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-</text:p>
          </table:table-cell>
          <table:table-cell table:style-name="priorities.A2" office:value-type="string">
            <text:p text:style-name="P8">-</text:p>
          </table:table-cell>
          <table:table-cell table:style-name="priorities.E2" office:value-type="string">
            <text:p text:style-name="P8">-</text:p>
          </table:table-cell>
        </table:table-row>
        <table:table-row>
          <table:table-cell table:style-name="priorities.A2" office:value-type="string">
            <text:p text:style-name="P5">Password (for you database package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X</text:p>
          </table:table-cell>
          <table:table-cell table:style-name="priorities.E2" office:value-type="string">
            <text:p text:style-name="P8">-</text:p>
          </table:table-cell>
        </table:table-row>
        <table:table-row>
          <table:table-cell table:style-name="priorities.A2" office:value-type="string">
            <text:p text:style-name="P5">Database Name (for you package)</text:p>
          </table:table-cell>
          <table:table-cell table:style-name="priorities.A2" office:value-type="string">
            <text:p text:style-name="P8">X</text:p>
          </table:table-cell>
          <table:table-cell table:style-name="priorities.A2" office:value-type="string">
            <text:p text:style-name="P8">-</text:p>
          </table:table-cell>
          <table:table-cell table:style-name="priorities.A2" office:value-type="string">
            <text:p text:style-name="P8">-</text:p>
          </table:table-cell>
          <table:table-cell table:style-name="priorities.E2" office:value-type="string">
            <text:p text:style-name="P8">-</text:p>
          </table:table-cell>
        </table:table-row>
      </table:table>
      <text:h text:style-name="PHPreport-title" text:outline-level="2"/>
      <text:h text:style-name="PHPreport-title" text:outline-level="2">Download and install Phpreport manually</text:h>
      <text:p text:style-name="PHPreport-paragraph">If you want install Phpreport manually, you can download code from cvs:</text:p>
      <text:p text:style-name="P2">cvs -d :pserver:anonymous@cvs.igalia.com:/var/publiccvs export -r PHPREPORT_1_5 phpreport</text:p>
      <text:p text:style-name="P2">mv phpreport phpreport-1.5</text:p>
      <text:p text:style-name="P2">cd phpreport-1.5</text:p>
      <text:p text:style-name="P2">dpkg-buildpackage -rfakeroot -us -uc</text:p>
      <text:p text:style-name="P2">cd ..</text:p>
      <text:p text:style-name="PHPreport-paragraph">Onde you had downloaded code, you can configure your environment in order to work with Phpreport. You can view more info about into Phpreport website: <text:a xlink:type="simple" xlink:href="http://community.igalia.com/twiki/bin/view/PhpReport/">http://community.igalia.com/twiki/bin/view/PhpRepor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ae_Cortoba" svg:font-family="ae_Cortoba" style:font-adornments="Regular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fo:padding="0cm" fo:border-left="none" fo:border-right="none" fo:border-top="0.018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transparent" fo:padding="0.049cm" fo:border="0.018cm solid #000000" style:shadow="none">
        <style:background-image/>
      </style:paragraph-properties>
      <style:text-properties style:font-name="FreeMono" fo:font-size="8pt" style:font-name-asian="DejaVu Sans Mono" style:font-size-asian="10pt" style:font-name-complex="DejaVu Sans Mono" style:font-size-complex="10pt"/>
    </style:style>
    <style:style style:name="PHPreport-title" style:family="paragraph" style:master-page-name="" style:default-outline-level="2">
      <style:paragraph-properties fo:margin-left="0.3cm" fo:margin-right="0cm" fo:margin-top="0.6cm" fo:margin-bottom="0.499cm" fo:text-indent="0cm" style:auto-text-indent="false" fo:background-color="transparent" style:shadow="none" text:number-lines="true" text:line-number="0">
        <style:background-image/>
      </style:paragraph-properties>
      <style:text-properties fo:text-transform="uppercase" fo:font-weight="bold"/>
    </style:style>
    <style:style style:name="PHpreport-subtitle" style:family="paragraph" style:default-outline-level="3">
      <style:text-properties fo:text-transform="capitalize" fo:font-weight="bold"/>
    </style:style>
    <style:style style:name="PHPreport-paragraph" style:family="paragraph" style:auto-update="true" style:master-page-name="">
      <style:paragraph-properties fo:margin-top="0.199cm" fo:margin-bottom="0.199cm" fo:text-align="justify" style:justify-single-word="false" style:register-true="true" fo:background-color="transparent" style:shadow="none">
        <style:tab-stops/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HPreport-newpage" style:family="paragraph" style:parent-style-name="User_20_Index_20_Heading" style:master-page-name="" style:default-outline-level="1">
      <style:paragraph-properties fo:margin-left="0.3cm" fo:margin-right="0cm" fo:margin-top="0.22cm" fo:margin-bottom="0.31cm" fo:text-indent="0cm" style:auto-text-indent="false" fo:break-before="page" fo:background-color="transparent" style:shadow="none" text:number-lines="true" text:line-number="0">
        <style:tab-stops/>
        <style:background-image/>
      </style:paragraph-properties>
      <style:text-properties fo:text-transform="uppercase" fo:font-weight="bold"/>
    </style:style>
    <style:style style:name="PHPreport-metastyle" style:family="paragraph">
      <style:paragraph-properties fo:background-color="transparent">
        <style:background-image/>
      </style:paragraph-properties>
      <style:map style:condition="table-header()" style:apply-style-name="PHPreport-paragraph"/>
      <style:map style:condition="table()" style:apply-style-name="PHPreport-tfiles"/>
    </style:style>
    <style:style style:name="PHPreport-tfiles" style:family="paragraph" style:master-page-name="">
      <style:paragraph-properties fo:background-color="#99ccff" fo:padding="0.15cm" fo:border="0.018cm solid #ffffff" style:shadow="none" style:join-border="false">
        <style:tab-stops/>
        <style:background-image/>
      </style:paragraph-properties>
    </style:style>
    <style:style style:name="PHPreport-table" style:family="paragraph" style:parent-style-name="PHPreport-metastyle" style:master-page-name="">
      <style:paragraph-properties fo:background-color="transparent" fo:padding="0.15cm" fo:border="0.035cm solid #000000" style:shadow="none">
        <style:tab-stops/>
        <style:background-image/>
      </style:paragraph-properties>
      <style:map style:condition="table-header()" style:apply-style-name="PHPreport-thead"/>
      <style:map style:condition="table()" style:apply-style-name="PHPreport-tfiles"/>
    </style:style>
    <style:style style:name="PHPreport-thead" style:family="paragraph">
      <style:paragraph-properties fo:text-align="center" style:justify-single-word="false" fo:background-color="#23b8dc" fo:padding="0.15cm" fo:border="0.035cm solid #ffffff" style:shadow="none" style:vertical-align="middle">
        <style:tab-stops/>
        <style:background-image/>
      </style:paragraph-properties>
      <style:text-properties fo:text-transform="uppercase" fo:font-weight="bold"/>
    </style:style>
    <style:style style:name="PHPreport-code" style:family="paragraph" style:master-page-name="">
      <style:paragraph-properties fo:margin-left="0.499cm" fo:margin-right="0.499cm" fo:margin-top="0cm" fo:margin-bottom="0cm" fo:text-indent="0cm" style:auto-text-indent="false" fo:background-color="#4c4c4c" fo:padding="0.25cm" fo:border="0.018cm solid #4c4c4c" style:shadow="none">
        <style:tab-stops/>
        <style:background-image/>
      </style:paragraph-properties>
      <style:text-properties fo:color="#ffffff" style:font-name="FreeMono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PHPreport-mini" style:family="text">
      <style:text-properties style:font-name="ae_Cortoba" fo:font-size="9pt" fo:font-style="italic" fo:background-color="transparent"/>
    </style:style>
    <style:style style:name="PHPreport-index" style:family="text">
      <style:text-properties fo:color="#4c4c4c" fo:font-size="10pt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PHPreport-queries">
      <text:list-level-style-number text:level="1" text:style-name="Numbering_20_Symbols" style:num-prefix="Q" style:num-suffix=". " style:num-format="1">
        <style:list-level-properties text:space-before="0.635cm" text:min-label-width="0.635cm" text:min-label-distance="0.199cm"/>
      </text:list-level-style-number>
      <text:list-level-style-number text:level="2" text:style-name="Numbering_20_Symbols" style:num-prefix="Q" style:num-suffix=". " style:num-format="1">
        <style:list-level-properties text:space-before="1.27cm" text:min-label-width="0.635cm" text:min-label-distance="0.199cm"/>
      </text:list-level-style-number>
      <text:list-level-style-number text:level="3" text:style-name="Numbering_20_Symbols" style:num-prefix="Q" style:num-suffix=". " style:num-format="1">
        <style:list-level-properties text:space-before="1.905cm" text:min-label-width="0.635cm" text:min-label-distance="0.199cm"/>
      </text:list-level-style-number>
      <text:list-level-style-number text:level="4" text:style-name="Numbering_20_Symbols" style:num-prefix="Q" style:num-suffix=". " style:num-format="1">
        <style:list-level-properties text:space-before="2.54cm" text:min-label-width="0.635cm" text:min-label-distance="0.199cm"/>
      </text:list-level-style-number>
      <text:list-level-style-number text:level="5" text:style-name="Numbering_20_Symbols" style:num-prefix="Q" style:num-suffix=". " style:num-format="1">
        <style:list-level-properties text:space-before="3.175cm" text:min-label-width="0.635cm" text:min-label-distance="0.199cm"/>
      </text:list-level-style-number>
      <text:list-level-style-number text:level="6" text:style-name="Numbering_20_Symbols" style:num-prefix="Q" style:num-suffix=". " style:num-format="1">
        <style:list-level-properties text:space-before="3.81cm" text:min-label-width="0.635cm" text:min-label-distance="0.199cm"/>
      </text:list-level-style-number>
      <text:list-level-style-number text:level="7" text:style-name="Numbering_20_Symbols" style:num-prefix="Q" style:num-suffix=". " style:num-format="1">
        <style:list-level-properties text:space-before="4.445cm" text:min-label-width="0.635cm" text:min-label-distance="0.199cm"/>
      </text:list-level-style-number>
      <text:list-level-style-number text:level="8" text:style-name="Numbering_20_Symbols" style:num-prefix="Q" style:num-suffix=". " style:num-format="1">
        <style:list-level-properties text:space-before="5.08cm" text:min-label-width="0.635cm" text:min-label-distance="0.199cm"/>
      </text:list-level-style-number>
      <text:list-level-style-number text:level="9" text:style-name="Numbering_20_Symbols" style:num-prefix="Q" style:num-suffix=". " style:num-format="1">
        <style:list-level-properties text:space-before="5.715cm" text:min-label-width="0.635cm" text:min-label-distance="0.199cm"/>
      </text:list-level-style-number>
      <text:list-level-style-number text:level="10" text:style-name="Numbering_20_Symbols" style:num-prefix="Q" style:num-suffix=". " style:num-format="1">
        <style:list-level-properties text:space-before="6.35cm" text:min-label-width="0.635cm" text:min-label-distance="0.199cm"/>
      </text:list-level-style-number>
    </text:list-style>
    <text:list-style style:name="Untitled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PHPreport-reports">
      <text:list-level-style-number text:level="1" style:num-prefix="R" style:num-suffix="." style:num-format="1">
        <style:list-level-properties text:space-before="0.64cm" text:min-label-width="0.635cm" text:min-label-distance="0.199cm"/>
      </text:list-level-style-number>
      <text:list-level-style-number text:level="2" style:num-prefix="R" style:num-suffix="." style:num-format="1">
        <style:list-level-properties text:space-before="1.281cm" text:min-label-width="0.635cm" text:min-label-distance="0.199cm"/>
      </text:list-level-style-number>
      <text:list-level-style-number text:level="3" style:num-prefix="R" style:num-suffix="." style:num-format="1">
        <style:list-level-properties text:space-before="1.921cm" text:min-label-width="0.635cm" text:min-label-distance="0.199cm"/>
      </text:list-level-style-number>
      <text:list-level-style-number text:level="4" style:num-prefix="R" style:num-suffix="." style:num-format="1">
        <style:list-level-properties text:space-before="2.561cm" text:min-label-width="0.635cm" text:min-label-distance="0.199cm"/>
      </text:list-level-style-number>
      <text:list-level-style-number text:level="5" style:num-prefix="R" style:num-suffix="." style:num-format="1">
        <style:list-level-properties text:space-before="3.201cm" text:min-label-width="0.635cm" text:min-label-distance="0.199cm"/>
      </text:list-level-style-number>
      <text:list-level-style-number text:level="6" style:num-prefix="R" style:num-suffix="." style:num-format="1">
        <style:list-level-properties text:space-before="3.842cm" text:min-label-width="0.635cm" text:min-label-distance="0.199cm"/>
      </text:list-level-style-number>
      <text:list-level-style-number text:level="7" style:num-prefix="R" style:num-suffix="." style:num-format="1">
        <style:list-level-properties text:space-before="4.482cm" text:min-label-width="0.635cm" text:min-label-distance="0.199cm"/>
      </text:list-level-style-number>
      <text:list-level-style-number text:level="8" style:num-prefix="R" style:num-suffix="." style:num-format="1">
        <style:list-level-properties text:space-before="5.122cm" text:min-label-width="0.635cm" text:min-label-distance="0.199cm"/>
      </text:list-level-style-number>
      <text:list-level-style-number text:level="9" style:num-prefix="R" style:num-suffix="." style:num-format="1">
        <style:list-level-properties text:space-before="5.763cm" text:min-label-width="0.635cm" text:min-label-distance="0.199cm"/>
      </text:list-level-style-number>
      <text:list-level-style-number text:level="10" style:num-prefix="R" style:num-suffix="." style:num-format="1">
        <style:list-level-properties text:space-before="6.403cm" text:min-label-width="0.63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5pt" style:font-size-asian="4.34999990463257pt" style:font-size-complex="5pt"/>
    </style:style>
    <style:style style:name="P3" style:family="paragraph" style:parent-style-name="Footer">
      <style:paragraph-properties fo:text-align="start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0.041cm" svg:y="-0.45cm" svg:width="3.762cm" svg:height="1.552cm" draw:z-index="1"><draw:image xlink:href="Pictures/10000000000000D100000053D8E08D47.png" xlink:type="simple" xlink:show="embed" xlink:actuate="onLoad"/></draw:frame>Install Manual - PHPreport 1.5</text:p>
        <text:p text:style-name="P1"><text:a xlink:type="simple" xlink:href="http://community.igalia.com/twiki/bin/view/PhpReport/">http://community.igalia.com/twiki/bin/view/PhpReport/</text:a></text:p>
        <text:p text:style-name="P2"/>
      </style:header>
      <style:footer>
        <text:p text:style-name="P3"><text:tab/><text:tab/><text:page-number text:select-page="current">2</text:page-number></text:p>
      </style:footer>
    </style:master-page>
    <style:master-page style:name="Index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dres Maneiro</meta:initial-creator>
    <meta:creation-date>2007-07-02T13:22:38</meta:creation-date>
    <dc:creator>Andres Maneiro</dc:creator>
    <dc:date>2007-10-15T10:20:47</dc:date>
    <dc:language>es-ES</dc:language>
    <meta:editing-cycles>194</meta:editing-cycles>
    <meta:editing-duration>P1DT19H26M3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65" meta:word-count="283" meta:character-count="1858"/>
  </office:meta>
</office:document-meta>
</file>